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0d62a" officeooo:paragraph-rsid="0010d62a" style:font-size-asian="12pt" style:font-size-complex="12pt"/>
    </style:style>
    <style:style style:name="P2"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0ef13" officeooo:paragraph-rsid="0010ef13" style:font-size-asian="12pt" style:font-size-complex="12pt"/>
    </style:style>
    <style:style style:name="P3"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7c49b" officeooo:paragraph-rsid="0017c49b" style:font-size-asian="12pt" style:font-size-complex="12pt"/>
    </style:style>
    <style:style style:name="P4"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80161" officeooo:paragraph-rsid="00180161" style:font-size-asian="12pt" style:font-size-complex="12pt"/>
    </style:style>
    <style:style style:name="P5"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99102" officeooo:paragraph-rsid="00199102" style:font-size-asian="12pt" style:font-size-complex="12pt"/>
    </style:style>
    <style:style style:name="P6"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fo:padding="0cm" fo:border="none"/>
      <style:text-properties fo:font-variant="normal" fo:text-transform="none" fo:color="#1c1c1c" style:font-name="Tahoma" fo:font-size="12pt" fo:letter-spacing="normal" fo:font-style="normal" fo:font-weight="normal" officeooo:rsid="0019c44e" officeooo:paragraph-rsid="0019c44e" style:font-size-asian="12pt" style:font-size-complex="12pt"/>
    </style:style>
    <style:style style:name="P7" style:family="paragraph" style:parent-style-name="Heading_20_2">
      <style:paragraph-properties fo:text-align="center" style:justify-single-word="false"/>
      <style:text-properties fo:font-variant="normal" fo:text-transform="none" fo:color="#1c1c1c" style:font-name="Source Sans Pro" fo:font-size="24pt" fo:letter-spacing="normal" fo:font-style="normal" fo:font-weight="normal" officeooo:paragraph-rsid="0010d62a"/>
    </style:style>
    <style:style style:name="T1" style:family="text">
      <style:text-properties officeooo:rsid="0010d62a"/>
    </style:style>
    <style:style style:name="T2" style:family="text">
      <style:text-properties officeooo:rsid="0010ef13"/>
    </style:style>
    <style:style style:name="T3" style:family="text">
      <style:text-properties officeooo:rsid="00122e66"/>
    </style:style>
    <style:style style:name="T4" style:family="text">
      <style:text-properties officeooo:rsid="00180161"/>
    </style:style>
    <style:style style:name="T5" style:family="text">
      <style:text-properties officeooo:rsid="00199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Rozdział <text:span text:style-name="T1">4</text:span> – <text:span text:style-name="T1">Coraz głębiej</text:span></text:h>
      <text:p text:style-name="P1">Była 23:30. Ronald właśnie miał wychodzić. Wziął najpotrzebniejsze rzeczy, jak prowiant i książkę z zaklęciami których jeszcze nie znał. W końcu jak nie będzie mógł wrócić, nadal by się rozwijał w dziedzinie magii tłuszczu. Koniec końców nie była i nie jest ona popularna, głównie ze względu na bardzo trudne zaklęcia, i wysoki poziom. W swoim życiu spotkał tylko jedną osobę która ukończyła Uniwersytet z takim kierunkiem, i nie skończyła ona dobrze.</text:p>
      <text:p text:style-name="P1">Po drodze natknął się na Kunegundę, piękną dziewczynę która ciągle baluje i szwenda się z innymi po barach. Nie lubił jej zbytnio, wolał cichszy tryb życia. Zwykle nawzajem się ignorowali, jednak tym razem było inaczej. Płakała. </text:p>
      <text:p text:style-name="P1">- Co ci jest? Piwo ci się wylało? - zapytał sarkastycznie – Chłopak cię rzucił? Nie martw się, znajdziesz innego. Który pewnie też cię rzuci.</text:p>
      <text:p text:style-name="P1">- Odczep się ode mnie, padawanie! - krzyknęła – Co ty o tym możesz wiedzieć?!</text:p>
      <text:p text:style-name="P1">- Wiesz, jeżeli ja miałbym wybierać pomiędzy inteligentną i dobrze wyglądającą dziewczyną a tobą, to wybór byłby prosty.</text:p>
      <text:p text:style-name="P1">- Ty, ty… - Rozpłakała się jeszcze bardziej i uciekła.</text:p>
      <text:p text:style-name="P1">Jedna pijaczka mniej, pomyślał. Cały czas obśmiewała go za plecami, zgrywała twardą, a koniec końców płacze po jednym tekście. <text:span text:style-name="T2">Tak wygląda większość dziewczyn-adeptek, lecą na tego kto ma większe pieniądze. Ronald już w pierwszej klasie dał znać że nie chce żadnego takiego związku, upokarzając razem około 10 dziewczyn. Kupił tym sobie spokój na pozostałe 7 lat. </text:span></text:p>
      <text:p text:style-name="P2">Nim się obejrzał, a już był pod uniwersytetem. Wygląda on w nocy o wiele lepiej niż w dzień, bo nie widać popękanych ścian, brudnych szyb, i bijących się o książki adeptów. Pod wejściem czekał już sklepikarz, z ogromną skrzynią.</text:p>
      <text:p text:style-name="P2">- O, już jesteś, pomóż mi wtargać tą skrzynię – wyszeptał – tylko przedtem sprawdź czy nikogo nie ma.</text:p>
      <text:p text:style-name="P2">- Oszalałeś?! Na co ci ta wielka skrzynia!</text:p>
      <text:p text:style-name="P2"><text:soft-page-break/>- Ciszej, ciszej! Jeszcze nas złapią. Mam tam rzeczy które nie zmieściły by się w dwa plecaki.</text:p>
      <text:p text:style-name="P2">Ronald wolno otworzył drzwi, <text:span text:style-name="T3">i spojrzał czy nikogo nie ma. Brama do piwnicy była skierowana prosto na wejście do uniwersytetu, nikt przy niej nie stał. To dobry znak, biorąc pod uwagę to że ostatnio nauczyciele często ją pilnowali. Wszedł do środka. Był w atrium, głównym pomieszczeniu szkoły. Odbywały się tu wszystkie uroczystości (aż 3!) i przedstawienia, a także było najbardziej zagęszczonym miejscem. 10 adeptów na metr kwadratowy to norma podczas przerw. Podszedł bliżej bramy ciągle nasłuchując czyichś kroków. Cisza. Nie było tu nikogo oprócz niego. Dał znak sklepikarzowi i zaczęli działać. Zaciągnęli skrzynię do składzika (który jako jedyne pomieszczenie nie miało zamka), i rozdzielili się. Ronald poszedł otwierać bramę. Po otworzeniu 3 zamka zostawił klucz, i pobiegł do składzika. Czekał tam już na niego cały ekwipunek: miecz, plecak i pochodnia. Sklepikarz miał dodatkowo napierśnik i tarczę.</text:span></text:p>
      <text:p text:style-name="P3">- Ja idę przodem, ty trzymaj się za mną i pilnuj tyłu.</text:p>
      <text:p text:style-name="P3">- Dobra.</text:p>
      <text:p text:style-name="P3">Obaj stali już pod bramą. McDonald otworzył ostatni zamek, i w tym momencie rozgrzmiał okropnie głośny alarm. Popchnęli metalowe wrota i pobiegli przed siebie, do piwnicy.</text:p>
      <text:p text:style-name="P3">Już po kilku sekundach było zbyt ciemno aby poruszać się bez pochodni, więc zapalili je nadal się nie zatrzymując. Ściany powoli zmieniały swój wygląd: nie były już one marmurowe, przypominały one bardziej te w jaskiniach. Po 10 minutach biegu przystali na chwilę. Oni nie są w piwnicy, tylko w wydrążonym tunelu! Na samym jego końcu widać było promieniujące światło, jednak o wiele słabsze niż z pochodni czy lampy. Szli już normalnym krokiem prosto przed siebie. Zrobili to co mieli zrobić. W końcu tu są. Ale czy było warto?</text:p>
      <text:p text:style-name="P3">Gdy dotarli do źródła światła, oniemieli z wrażenia. To był ogromny, <text:span text:style-name="T4">nieaktywny portal oświetlony słabymi lampkami. Obok niego znajdowała się dźwignia, najprawdopodobniej włączająca go. Nie wiedzieli co mają robić. Portal mógł prowadzić do wszystkiego: na pustynie, do dżungli, do innego wymiaru. Mogą jedynie zgadywać co może się tam znajdować.</text:span></text:p>
      <text:p text:style-name="P4">- Ja bym tego nie włączał – powiedział sklepikarz.</text:p>
      <text:p text:style-name="P4">- Czego?</text:p>
      <text:p text:style-name="P4"><text:soft-page-break/>- Tajemniczy portal pod Uniwersytetem magii, niczym niezabezpieczony czekający na włączenie. Nie brzmi to raczej dobrze.</text:p>
      <text:p text:style-name="P4">- Niezabezpieczony? A brama? A ten całe zakazy zbliżania się do niej?!</text:p>
      <text:p text:style-name="P4">- Widzisz? To jeszcze gorzej!</text:p>
      <text:p text:style-name="P4">I tak dyskusja przerodziła się w kłótnie trwającą dobre 15 minut. W tym czasie przed Uniwersytetem zebrali się prawie wszyscy adepci, którzy byli zatrzymywani przy próbie wejścia do niego przez nauczycieli. Wszyscy wiedzieli że brama została otworzona, i chcieli zobaczyć co tam jest. Profesorzy-magowie siedzieli przed nią i czekali na dyrektora, który jako jedyna osoba tam weszła. Oczywiście jako arcymag zarządził zatrzymanie każdego adepta przed uniwersytetem i nie wpuszczanie nikogo do czasu, kiedy nie wyjdzie z piwnicy. Tak więc Ronald ze sklepikarzem zapomnieli że całe miasto wie o tym że ktoś jest w piwnicy, i nie byli przygotowani na wizytę dyrektora.</text:p>
      <text:p text:style-name="P4">- Ej, cisza! - powiedział sklepikarz – Ktoś tu idzie.</text:p>
      <text:p text:style-name="P4">- No no no – odpowiedział dyrektor – ktoś tu JEST. Pomimo zakazów otworzyliście <text:span text:style-name="T5">bramę, i trafiliście do najbardziej chronionego miejsca w uniwersytecie. Zobaczyliście też co się w nim znajduje. Nie odważyliście się jednak tego włączyć. Co was powstrzymuje? Złamaliście każdy możliwy punkt regulaminu, i boicie się przesunąć dźwigni?!</text:span></text:p>
      <text:p text:style-name="P5">Milczeli. Dyrektor mówił dalej.</text:p>
      <text:p text:style-name="P5">- Szkoła ta powstała tylko z powodu tego portalu. Kiedyś był tu cmentarz, i podczas pracy grabarz zauważył że ktoś wchodzi do mauzoleum jednej z bogatych rodzin tego miasta. Okazało się że był to jeden z kultystów, odprawiających nekromanckie rytuały. Zbudowali oni portal prowadzący do, jak powiedzieli, „miejsca wiecznego słońca”. Wybiliśmy ich co do jednego, zbudowaliśmy drugi cmentarz i postawiliśmy na miejscu pierwszego, który został całkowicie zasypany, Uniwersytet. Jedyne co pozostało z niego pozostało to brama. Portalu nigdy nie udało się nam zniszczyć, jest on spowity magią silniejszą od mojej. Dlatego dostanie się do niego zostało utrudnione: alarm przy bramie, pułapki po drodze…</text:p>
      <text:p text:style-name="P5">- Przepraszam że przerwę, ale nie było żadnych pułapek.</text:p>
      <text:p text:style-name="P6">- Cholera, zapomniałem nastawić! Tak czy siak, wszystko było dobrze, do czasu festiwalu. Nie mam pojęcia jak zdobyliście te klucze, ale jedno jest pewne – kultysta zabity tamtej nocy miał po nie iść.</text:p>
      <text:p text:style-name="P6"><text:soft-page-break/>- To był kultysta?! Chwila, czyli uratowaliśmy miasto!</text:p>
      <text:p text:style-name="P6">- Zabierając klucze i dostając się do tunelu? Równie dobrze wy możecie być kultystami! Powinienem był was zabić! Zostaniecie za to powieszeni na plac…</text:p>
      <text:p text:style-name="P6">Sklepikarz podczas monologu dyrektora przebił go mieczem na wylot.</text:p>
      <text:p text:style-name="P6">- Co ty zrobiłeś?! - Krzyknął Ronald – Nauczyciele jak zobaczą że on nie żyje też nas zabiją!</text:p>
      <text:p text:style-name="P6">- Więc nie krzycz, tylko odpal ten pierdzielony portal!</text:p>
      <text:p text:style-name="P6">McDonald podbiegł do dźwigni i szybkim ruchem za nią pociągnął. Portal przez chwilę się zaświecił, i zgasł. Po chwili znowu się zapalił, i zaczął działać. Widać było na nim pustynie.</text:p>
      <text:p text:style-name="P6">- Pustynia? W sumie to jest miejsce wiecznego słońca no ale…</text:p>
      <text:p text:style-name="P6">- Nie gadaj, biegnij!</text:p>
      <text:p text:style-name="P6">Z rozpędu skoczyli przez portal, i natychmiast doszli do wniosku że była to dobra decyzja – z tunelu było słychać głosy nauczycieli. Ronald zauważył że po drugiej stronie portalu też jest dźwignia, i wyryte są na niej napisy: „wyrwij dźwignię aby zepsuć portal”. Zrobił więc to, i natychmiast tunel znikł. Zostali oni obaj na środku pustyni, obok bezużytecznego już portalu, przypominającego zagięty kawałek metalu wbity w piasek. </text:p>
      <text:p text:style-name="P6">- No i co teraz robimy? - Zapytał Ronald – Jakieś pomysły?</text:p>
      <text:p text:style-name="P6">- Musimy teraz znaleźć jakieś miasto – Odpowiedział sklepikarz - <text:s/>I wodę. I jedzenie. I...</text:p>
      <text:p text:style-name="P6">- Powiedz lepiej czego nie musimy znajdywać – zapytał sarkastycznie.</text:p>
      <text:p text:style-name="P6">- Hmm – Zamyślił się – Na pewno nie musimy szukać profesorów-czarodziei z uniwersyte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7:51:53.523000000</meta:creation-date>
    <dc:date>2017-06-29T19:29:35.900000000</dc:date>
    <meta:editing-duration>PT16M32S</meta:editing-duration>
    <meta:editing-cycles>2</meta:editing-cycles>
    <meta:generator>LibreOffice/5.3.3.2$Windows_X86_64 LibreOffice_project/3d9a8b4b4e538a85e0782bd6c2d430bafe583448</meta:generator>
    <meta:document-statistic meta:table-count="0" meta:image-count="0" meta:object-count="0" meta:page-count="4" meta:paragraph-count="43" meta:word-count="1199" meta:character-count="7666" meta:non-whitespace-character-count="6489"/>
  </office:meta>
</office:document-meta>
</file>